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51e" officeooo:paragraph-rsid="000ea51e"/>
    </style:style>
    <style:style style:name="P2" style:family="paragraph" style:parent-style-name="Standard">
      <style:text-properties officeooo:rsid="000f1318" officeooo:paragraph-rsid="000f13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Blastn – nucleotide searches; blastp – protein (aminoacid sequence) searches</text:p>
      <text:p text:style-name="P1">2.</text:p>
      <text:p text:style-name="P2">3. Value E – expected number of hits for the search query that could happen by chance in the database of this size. Lower is better, and one would want them to be as close to 0 as possible.</text:p>
      <text:p text:style-name="P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6:54:20.064407840</meta:creation-date>
    <dc:date>2018-01-20T11:22:32.486011539</dc:date>
    <meta:editing-duration>PT16H57M31S</meta:editing-duration>
    <meta:editing-cycles>1</meta:editing-cycles>
    <meta:document-statistic meta:table-count="0" meta:image-count="0" meta:object-count="0" meta:page-count="1" meta:paragraph-count="4" meta:word-count="49" meta:character-count="273" meta:non-whitespace-character-count="224"/>
    <meta:generator>LibreOffice/5.1.6.2$Linux_X86_64 LibreOffice_project/10m0$Build-2</meta:generator>
  </office:meta>
</office:document-meta>
</file>